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45mm"/>
    </style:style>
    <style:style style:name="co2" style:family="table-column">
      <style:table-column-properties fo:break-before="auto" style:column-width="177.27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Musíš prozkoumat svět Podsvětí, a naučit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Musím tě ale varovat, že ti své královsví nenech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musíš nejdřív projít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na ně poštval armádu. Musíme těm nevinným lide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kteří kouzelný svitek hlídali, se probudili. Musíš je zlikvidova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Postav si silnější hrad, ať ho můžeš naplnit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Toto jsou vražedné světlušky.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Cesta z této jeskyně musí existovat.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musíme se dostat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string" calcext:value-type="string">
            <text:p>xx</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ková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Od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Vy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Vy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ab ta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více kouzelné many</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poškození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Stav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Stav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Součas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ým úkolem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ým úkolem je zničení budovy</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ým úkolem je zničení budov</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ým úkolem je zabít potvory</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ým úkolem je zabít potvor</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ým úkolem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ým úkolem je zabít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ým úkolem je doletě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Teď musíš doletět k portálu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Leť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Leť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normální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al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6">00.00.0000</text:date>, <text:time style:data-style-name="N2" text:time-value="15:53:02.665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9-02-16T15:56:44.162000000</dc:date>
    <meta:editing-duration>PT20H18M7S</meta:editing-duration>
    <meta:editing-cycles>32</meta:editing-cycles>
    <meta:document-statistic meta:table-count="1" meta:cell-count="1531" meta:object-count="0"/>
  </office:meta>
</office:document-meta>
</file>